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N Predicted</text:p>
          </table:table-cell>
          <table:table-cell office:value-type="string" calcext:value-type="string">
            <text:p>Real Values</text:p>
          </table:table-cell>
          <table:table-cell office:value-type="string" calcext:value-type="string">
            <text:p>mean loss</text:p>
          </table:table-cell>
        </table:table-row>
        <table:table-row table:style-name="ro1">
          <table:table-cell office:value-type="string" calcext:value-type="string">
            <text:p>[0.8464742]</text:p>
          </table:table-cell>
          <table:table-cell office:value-type="float" office:value="0.87684655602826" calcext:value-type="float">
            <text:p>0.87684655602826</text:p>
          </table:table-cell>
          <table:table-cell office:value-type="float" office:value="0.069102" calcext:value-type="float">
            <text:p>0.069102</text:p>
          </table:table-cell>
        </table:table-row>
        <table:table-row table:style-name="ro1">
          <table:table-cell office:value-type="string" calcext:value-type="string">
            <text:p>[0.60783417]</text:p>
          </table:table-cell>
          <table:table-cell office:value-type="float" office:value="0.606265791614907" calcext:value-type="float">
            <text:p>0.606265791614907</text:p>
          </table:table-cell>
          <table:table-cell/>
        </table:table-row>
        <table:table-row table:style-name="ro1">
          <table:table-cell office:value-type="string" calcext:value-type="string">
            <text:p>[0.28153872]</text:p>
          </table:table-cell>
          <table:table-cell office:value-type="float" office:value="0.221437353946302" calcext:value-type="float">
            <text:p>0.221437353946302</text:p>
          </table:table-cell>
          <table:table-cell/>
        </table:table-row>
        <table:table-row table:style-name="ro1">
          <table:table-cell office:value-type="string" calcext:value-type="string">
            <text:p>[0.55113159]</text:p>
          </table:table-cell>
          <table:table-cell office:value-type="float" office:value="0.562495244995769" calcext:value-type="float">
            <text:p>0.562495244995769</text:p>
          </table:table-cell>
          <table:table-cell/>
        </table:table-row>
        <table:table-row table:style-name="ro1">
          <table:table-cell office:value-type="string" calcext:value-type="string">
            <text:p>[0.80824607]</text:p>
          </table:table-cell>
          <table:table-cell office:value-type="float" office:value="0.804031978967253" calcext:value-type="float">
            <text:p>0.804031978967253</text:p>
          </table:table-cell>
          <table:table-cell/>
        </table:table-row>
        <table:table-row table:style-name="ro1">
          <table:table-cell office:value-type="string" calcext:value-type="string">
            <text:p>[0.79354127]</text:p>
          </table:table-cell>
          <table:table-cell office:value-type="float" office:value="0.830804268224371" calcext:value-type="float">
            <text:p>0.830804268224371</text:p>
          </table:table-cell>
          <table:table-cell/>
        </table:table-row>
        <table:table-row table:style-name="ro1">
          <table:table-cell office:value-type="string" calcext:value-type="string">
            <text:p>[0.62495948]</text:p>
          </table:table-cell>
          <table:table-cell office:value-type="float" office:value="0.570612058410876" calcext:value-type="float">
            <text:p>0.570612058410876</text:p>
          </table:table-cell>
          <table:table-cell/>
        </table:table-row>
        <table:table-row table:style-name="ro1">
          <table:table-cell office:value-type="string" calcext:value-type="string">
            <text:p>[0.39540736]</text:p>
          </table:table-cell>
          <table:table-cell office:value-type="float" office:value="0.379476663355598" calcext:value-type="float">
            <text:p>0.379476663355598</text:p>
          </table:table-cell>
          <table:table-cell/>
        </table:table-row>
        <table:table-row table:style-name="ro1">
          <table:table-cell office:value-type="string" calcext:value-type="string">
            <text:p>[0.28887725]</text:p>
          </table:table-cell>
          <table:table-cell office:value-type="float" office:value="0.23232125407156" calcext:value-type="float">
            <text:p>0.23232125407156</text:p>
          </table:table-cell>
          <table:table-cell/>
        </table:table-row>
        <table:table-row table:style-name="ro1">
          <table:table-cell office:value-type="string" calcext:value-type="string">
            <text:p>[0.4017464]</text:p>
          </table:table-cell>
          <table:table-cell office:value-type="float" office:value="0.375447202676146" calcext:value-type="float">
            <text:p>0.375447202676146</text:p>
          </table:table-cell>
          <table:table-cell/>
        </table:table-row>
        <table:table-row table:style-name="ro1">
          <table:table-cell office:value-type="string" calcext:value-type="string">
            <text:p>[0.45125482]</text:p>
          </table:table-cell>
          <table:table-cell office:value-type="float" office:value="0.443924120874214" calcext:value-type="float">
            <text:p>0.443924120874214</text:p>
          </table:table-cell>
          <table:table-cell/>
        </table:table-row>
        <table:table-row table:style-name="ro1">
          <table:table-cell office:value-type="string" calcext:value-type="string">
            <text:p>[0.33455763]</text:p>
          </table:table-cell>
          <table:table-cell office:value-type="float" office:value="0.333209961090068" calcext:value-type="float">
            <text:p>0.333209961090068</text:p>
          </table:table-cell>
          <table:table-cell/>
        </table:table-row>
        <table:table-row table:style-name="ro1">
          <table:table-cell office:value-type="string" calcext:value-type="string">
            <text:p>[0.53776691]</text:p>
          </table:table-cell>
          <table:table-cell office:value-type="float" office:value="0.544645696454599" calcext:value-type="float">
            <text:p>0.544645696454599</text:p>
          </table:table-cell>
          <table:table-cell/>
        </table:table-row>
        <table:table-row table:style-name="ro1">
          <table:table-cell office:value-type="string" calcext:value-type="string">
            <text:p>[0.80928839]</text:p>
          </table:table-cell>
          <table:table-cell office:value-type="float" office:value="0.785794752671005" calcext:value-type="float">
            <text:p>0.785794752671005</text:p>
          </table:table-cell>
          <table:table-cell/>
        </table:table-row>
        <table:table-row table:style-name="ro1">
          <table:table-cell office:value-type="string" calcext:value-type="string">
            <text:p>[0.60363454]</text:p>
          </table:table-cell>
          <table:table-cell office:value-type="float" office:value="0.660521476199861" calcext:value-type="float">
            <text:p>0.660521476199861</text:p>
          </table:table-cell>
          <table:table-cell/>
        </table:table-row>
        <table:table-row table:style-name="ro1">
          <table:table-cell office:value-type="string" calcext:value-type="string">
            <text:p>[0.35972456]</text:p>
          </table:table-cell>
          <table:table-cell office:value-type="float" office:value="0.335677242166803" calcext:value-type="float">
            <text:p>0.335677242166803</text:p>
          </table:table-cell>
          <table:table-cell/>
        </table:table-row>
        <table:table-row table:style-name="ro1">
          <table:table-cell office:value-type="string" calcext:value-type="string">
            <text:p>[0.31851563]</text:p>
          </table:table-cell>
          <table:table-cell office:value-type="float" office:value="0.292750160723191" calcext:value-type="float">
            <text:p>0.292750160723191</text:p>
          </table:table-cell>
          <table:table-cell/>
        </table:table-row>
        <table:table-row table:style-name="ro1">
          <table:table-cell office:value-type="string" calcext:value-type="string">
            <text:p>[0.68426361]</text:p>
          </table:table-cell>
          <table:table-cell office:value-type="float" office:value="0.650961371967064" calcext:value-type="float">
            <text:p>0.650961371967064</text:p>
          </table:table-cell>
          <table:table-cell/>
        </table:table-row>
        <table:table-row table:style-name="ro1">
          <table:table-cell office:value-type="string" calcext:value-type="string">
            <text:p>[0.56192649]</text:p>
          </table:table-cell>
          <table:table-cell office:value-type="float" office:value="0.497851993616074" calcext:value-type="float">
            <text:p>0.497851993616074</text:p>
          </table:table-cell>
          <table:table-cell/>
        </table:table-row>
        <table:table-row table:style-name="ro1">
          <table:table-cell office:value-type="string" calcext:value-type="string">
            <text:p>[0.30380239]</text:p>
          </table:table-cell>
          <table:table-cell office:value-type="float" office:value="0.312394021646794" calcext:value-type="float">
            <text:p>0.312394021646794</text:p>
          </table:table-cell>
          <table:table-cell/>
        </table:table-row>
        <table:table-row table:style-name="ro1">
          <table:table-cell office:value-type="string" calcext:value-type="string">
            <text:p>[0.42856801]</text:p>
          </table:table-cell>
          <table:table-cell office:value-type="float" office:value="0.406476787121967" calcext:value-type="float">
            <text:p>0.406476787121967</text:p>
          </table:table-cell>
          <table:table-cell/>
        </table:table-row>
        <table:table-row table:style-name="ro1">
          <table:table-cell office:value-type="string" calcext:value-type="string">
            <text:p>[0.52435793]</text:p>
          </table:table-cell>
          <table:table-cell office:value-type="float" office:value="0.519728471017074" calcext:value-type="float">
            <text:p>0.519728471017074</text:p>
          </table:table-cell>
          <table:table-cell/>
        </table:table-row>
        <table:table-row table:style-name="ro1">
          <table:table-cell office:value-type="string" calcext:value-type="string">
            <text:p>[0.73809132]</text:p>
          </table:table-cell>
          <table:table-cell office:value-type="float" office:value="0.678631566211697" calcext:value-type="float">
            <text:p>0.678631566211697</text:p>
          </table:table-cell>
          <table:table-cell/>
        </table:table-row>
        <table:table-row table:style-name="ro1">
          <table:table-cell office:value-type="string" calcext:value-type="string">
            <text:p>[0.31953241]</text:p>
          </table:table-cell>
          <table:table-cell office:value-type="float" office:value="0.27195747581127" calcext:value-type="float">
            <text:p>0.27195747581127</text:p>
          </table:table-cell>
          <table:table-cell/>
        </table:table-row>
        <table:table-row table:style-name="ro1">
          <table:table-cell office:value-type="string" calcext:value-type="string">
            <text:p>[0.40640037]</text:p>
          </table:table-cell>
          <table:table-cell office:value-type="float" office:value="0.396571187048966" calcext:value-type="float">
            <text:p>0.396571187048966</text:p>
          </table:table-cell>
          <table:table-cell/>
        </table:table-row>
        <table:table-row table:style-name="ro1">
          <table:table-cell office:value-type="string" calcext:value-type="string">
            <text:p>[0.66531156]</text:p>
          </table:table-cell>
          <table:table-cell office:value-type="float" office:value="0.624712906772537" calcext:value-type="float">
            <text:p>0.624712906772537</text:p>
          </table:table-cell>
          <table:table-cell/>
        </table:table-row>
        <table:table-row table:style-name="ro1">
          <table:table-cell office:value-type="string" calcext:value-type="string">
            <text:p>[0.84374471]</text:p>
          </table:table-cell>
          <table:table-cell office:value-type="float" office:value="0.881707773462199" calcext:value-type="float">
            <text:p>0.881707773462199</text:p>
          </table:table-cell>
          <table:table-cell/>
        </table:table-row>
        <table:table-row table:style-name="ro1">
          <table:table-cell office:value-type="string" calcext:value-type="string">
            <text:p>[0.65837226]</text:p>
          </table:table-cell>
          <table:table-cell office:value-type="float" office:value="0.603546396659244" calcext:value-type="float">
            <text:p>0.603546396659244</text:p>
          </table:table-cell>
          <table:table-cell/>
        </table:table-row>
        <table:table-row table:style-name="ro1">
          <table:table-cell office:value-type="string" calcext:value-type="string">
            <text:p>[0.80037576]</text:p>
          </table:table-cell>
          <table:table-cell office:value-type="float" office:value="0.822180369661994" calcext:value-type="float">
            <text:p>0.822180369661994</text:p>
          </table:table-cell>
          <table:table-cell/>
        </table:table-row>
        <table:table-row table:style-name="ro1">
          <table:table-cell office:value-type="string" calcext:value-type="string">
            <text:p>[0.45321738]</text:p>
          </table:table-cell>
          <table:table-cell office:value-type="float" office:value="0.454695724647122" calcext:value-type="float">
            <text:p>0.454695724647122</text:p>
          </table:table-cell>
          <table:table-cell/>
        </table:table-row>
        <table:table-row table:style-name="ro1">
          <table:table-cell office:value-type="string" calcext:value-type="string">
            <text:p>[0.43660097]</text:p>
          </table:table-cell>
          <table:table-cell office:value-type="float" office:value="0.418707082595785" calcext:value-type="float">
            <text:p>0.418707082595785</text:p>
          </table:table-cell>
          <table:table-cell/>
        </table:table-row>
        <table:table-row table:style-name="ro1">
          <table:table-cell office:value-type="string" calcext:value-type="string">
            <text:p>[0.50256753]</text:p>
          </table:table-cell>
          <table:table-cell office:value-type="float" office:value="0.50964579829444" calcext:value-type="float">
            <text:p>0.50964579829444</text:p>
          </table:table-cell>
          <table:table-cell/>
        </table:table-row>
        <table:table-row table:style-name="ro1">
          <table:table-cell office:value-type="string" calcext:value-type="string">
            <text:p>[0.77137191]</text:p>
          </table:table-cell>
          <table:table-cell office:value-type="float" office:value="0.824497949091529" calcext:value-type="float">
            <text:p>0.824497949091529</text:p>
          </table:table-cell>
          <table:table-cell/>
        </table:table-row>
        <table:table-row table:style-name="ro1">
          <table:table-cell office:value-type="string" calcext:value-type="string">
            <text:p>[0.33282884]</text:p>
          </table:table-cell>
          <table:table-cell office:value-type="float" office:value="0.334560353986166" calcext:value-type="float">
            <text:p>0.334560353986166</text:p>
          </table:table-cell>
          <table:table-cell/>
        </table:table-row>
        <table:table-row table:style-name="ro1">
          <table:table-cell office:value-type="string" calcext:value-type="string">
            <text:p>[0.49263443]</text:p>
          </table:table-cell>
          <table:table-cell office:value-type="float" office:value="0.518131735874676" calcext:value-type="float">
            <text:p>0.518131735874676</text:p>
          </table:table-cell>
          <table:table-cell/>
        </table:table-row>
        <table:table-row table:style-name="ro1">
          <table:table-cell office:value-type="string" calcext:value-type="string">
            <text:p>[0.27764464]</text:p>
          </table:table-cell>
          <table:table-cell office:value-type="float" office:value="0.268235040438985" calcext:value-type="float">
            <text:p>0.268235040438985</text:p>
          </table:table-cell>
          <table:table-cell/>
        </table:table-row>
        <table:table-row table:style-name="ro1">
          <table:table-cell office:value-type="string" calcext:value-type="string">
            <text:p>[0.21087641]</text:p>
          </table:table-cell>
          <table:table-cell office:value-type="float" office:value="0.249909179971538" calcext:value-type="float">
            <text:p>0.249909179971538</text:p>
          </table:table-cell>
          <table:table-cell/>
        </table:table-row>
        <table:table-row table:style-name="ro1">
          <table:table-cell office:value-type="string" calcext:value-type="string">
            <text:p>[0.26160562]</text:p>
          </table:table-cell>
          <table:table-cell office:value-type="float" office:value="0.194903869421024" calcext:value-type="float">
            <text:p>0.194903869421024</text:p>
          </table:table-cell>
          <table:table-cell/>
        </table:table-row>
        <table:table-row table:style-name="ro1">
          <table:table-cell office:value-type="string" calcext:value-type="string">
            <text:p>[0.36065082]</text:p>
          </table:table-cell>
          <table:table-cell office:value-type="float" office:value="0.350138389848387" calcext:value-type="float">
            <text:p>0.350138389848387</text:p>
          </table:table-cell>
          <table:table-cell/>
        </table:table-row>
        <table:table-row table:style-name="ro1">
          <table:table-cell office:value-type="string" calcext:value-type="string">
            <text:p>[0.58415615]</text:p>
          </table:table-cell>
          <table:table-cell office:value-type="float" office:value="0.535335583068929" calcext:value-type="float">
            <text:p>0.535335583068929</text:p>
          </table:table-cell>
          <table:table-cell/>
        </table:table-row>
        <table:table-row table:style-name="ro1">
          <table:table-cell office:value-type="string" calcext:value-type="string">
            <text:p>[0.23162183]</text:p>
          </table:table-cell>
          <table:table-cell office:value-type="float" office:value="0.184113823015542" calcext:value-type="float">
            <text:p>0.184113823015542</text:p>
          </table:table-cell>
          <table:table-cell/>
        </table:table-row>
        <table:table-row table:style-name="ro1">
          <table:table-cell office:value-type="string" calcext:value-type="string">
            <text:p>[0.31020715]</text:p>
          </table:table-cell>
          <table:table-cell office:value-type="float" office:value="0.289294949822014" calcext:value-type="float">
            <text:p>0.289294949822014</text:p>
          </table:table-cell>
          <table:table-cell/>
        </table:table-row>
        <table:table-row table:style-name="ro1">
          <table:table-cell office:value-type="string" calcext:value-type="string">
            <text:p>[0.2591032]</text:p>
          </table:table-cell>
          <table:table-cell office:value-type="float" office:value="0.202116022014615" calcext:value-type="float">
            <text:p>0.202116022014615</text:p>
          </table:table-cell>
          <table:table-cell/>
        </table:table-row>
        <table:table-row table:style-name="ro1">
          <table:table-cell office:value-type="string" calcext:value-type="string">
            <text:p>[0.35837385]</text:p>
          </table:table-cell>
          <table:table-cell office:value-type="float" office:value="0.332846593431326" calcext:value-type="float">
            <text:p>0.332846593431326</text:p>
          </table:table-cell>
          <table:table-cell/>
        </table:table-row>
        <table:table-row table:style-name="ro1">
          <table:table-cell office:value-type="string" calcext:value-type="string">
            <text:p>[0.4237075]</text:p>
          </table:table-cell>
          <table:table-cell office:value-type="float" office:value="0.412165942480095" calcext:value-type="float">
            <text:p>0.412165942480095</text:p>
          </table:table-cell>
          <table:table-cell/>
        </table:table-row>
        <table:table-row table:style-name="ro1">
          <table:table-cell office:value-type="string" calcext:value-type="string">
            <text:p>[0.70353288]</text:p>
          </table:table-cell>
          <table:table-cell office:value-type="float" office:value="0.765939488128222" calcext:value-type="float">
            <text:p>0.765939488128222</text:p>
          </table:table-cell>
          <table:table-cell/>
        </table:table-row>
        <table:table-row table:style-name="ro1">
          <table:table-cell office:value-type="string" calcext:value-type="string">
            <text:p>[0.26156431]</text:p>
          </table:table-cell>
          <table:table-cell office:value-type="float" office:value="0.288339290005062" calcext:value-type="float">
            <text:p>0.288339290005062</text:p>
          </table:table-cell>
          <table:table-cell/>
        </table:table-row>
        <table:table-row table:style-name="ro1">
          <table:table-cell office:value-type="string" calcext:value-type="string">
            <text:p>[0.43914512]</text:p>
          </table:table-cell>
          <table:table-cell office:value-type="float" office:value="0.420253260533273" calcext:value-type="float">
            <text:p>0.420253260533273</text:p>
          </table:table-cell>
          <table:table-cell/>
        </table:table-row>
        <table:table-row table:style-name="ro1">
          <table:table-cell office:value-type="string" calcext:value-type="string">
            <text:p>[0.67668449]</text:p>
          </table:table-cell>
          <table:table-cell office:value-type="float" office:value="0.716631757587677" calcext:value-type="float">
            <text:p>0.716631757587677</text:p>
          </table:table-cell>
          <table:table-cell/>
        </table:table-row>
        <table:table-row table:style-name="ro1">
          <table:table-cell office:value-type="string" calcext:value-type="string">
            <text:p>[0.34768434]</text:p>
          </table:table-cell>
          <table:table-cell office:value-type="float" office:value="0.337943925829191" calcext:value-type="float">
            <text:p>0.337943925829191</text:p>
          </table:table-cell>
          <table:table-cell/>
        </table:table-row>
        <table:table-row table:style-name="ro1">
          <table:table-cell office:value-type="string" calcext:value-type="string">
            <text:p>[0.34634407]</text:p>
          </table:table-cell>
          <table:table-cell office:value-type="float" office:value="0.323969796037741" calcext:value-type="float">
            <text:p>0.323969796037741</text:p>
          </table:table-cell>
          <table:table-cell/>
        </table:table-row>
        <table:table-row table:style-name="ro1">
          <table:table-cell office:value-type="string" calcext:value-type="string">
            <text:p>[0.48687877]</text:p>
          </table:table-cell>
          <table:table-cell office:value-type="float" office:value="0.490780965427746" calcext:value-type="float">
            <text:p>0.490780965427746</text:p>
          </table:table-cell>
          <table:table-cell/>
        </table:table-row>
        <table:table-row table:style-name="ro1">
          <table:table-cell office:value-type="string" calcext:value-type="string">
            <text:p>[0.34325702]</text:p>
          </table:table-cell>
          <table:table-cell office:value-type="float" office:value="0.326066256866339" calcext:value-type="float">
            <text:p>0.326066256866339</text:p>
          </table:table-cell>
          <table:table-cell/>
        </table:table-row>
        <table:table-row table:style-name="ro1">
          <table:table-cell office:value-type="string" calcext:value-type="string">
            <text:p>[0.27288242]</text:p>
          </table:table-cell>
          <table:table-cell office:value-type="float" office:value="0.251740665586692" calcext:value-type="float">
            <text:p>0.251740665586692</text:p>
          </table:table-cell>
          <table:table-cell/>
        </table:table-row>
        <table:table-row table:style-name="ro1">
          <table:table-cell office:value-type="string" calcext:value-type="string">
            <text:p>[0.34604079]</text:p>
          </table:table-cell>
          <table:table-cell office:value-type="float" office:value="0.336680473676677" calcext:value-type="float">
            <text:p>0.336680473676677</text:p>
          </table:table-cell>
          <table:table-cell/>
        </table:table-row>
        <table:table-row table:style-name="ro1">
          <table:table-cell office:value-type="string" calcext:value-type="string">
            <text:p>[0.39847365]</text:p>
          </table:table-cell>
          <table:table-cell office:value-type="float" office:value="0.38536559034917" calcext:value-type="float">
            <text:p>0.38536559034917</text:p>
          </table:table-cell>
          <table:table-cell/>
        </table:table-row>
        <table:table-row table:style-name="ro1">
          <table:table-cell office:value-type="string" calcext:value-type="string">
            <text:p>[0.28253438]</text:p>
          </table:table-cell>
          <table:table-cell office:value-type="float" office:value="0.244692433637838" calcext:value-type="float">
            <text:p>0.244692433637838</text:p>
          </table:table-cell>
          <table:table-cell/>
        </table:table-row>
        <table:table-row table:style-name="ro1">
          <table:table-cell office:value-type="string" calcext:value-type="string">
            <text:p>[0.2053866]</text:p>
          </table:table-cell>
          <table:table-cell office:value-type="float" office:value="0.202664136115863" calcext:value-type="float">
            <text:p>0.202664136115863</text:p>
          </table:table-cell>
          <table:table-cell/>
        </table:table-row>
        <table:table-row table:style-name="ro1">
          <table:table-cell office:value-type="string" calcext:value-type="string">
            <text:p>[0.60572409]</text:p>
          </table:table-cell>
          <table:table-cell office:value-type="float" office:value="0.557154193118337" calcext:value-type="float">
            <text:p>0.557154193118337</text:p>
          </table:table-cell>
          <table:table-cell/>
        </table:table-row>
        <table:table-row table:style-name="ro1">
          <table:table-cell office:value-type="string" calcext:value-type="string">
            <text:p>[0.24911514]</text:p>
          </table:table-cell>
          <table:table-cell office:value-type="float" office:value="0.204016953477954" calcext:value-type="float">
            <text:p>0.204016953477954</text:p>
          </table:table-cell>
          <table:table-cell/>
        </table:table-row>
        <table:table-row table:style-name="ro1">
          <table:table-cell office:value-type="string" calcext:value-type="string">
            <text:p>[0.40408612]</text:p>
          </table:table-cell>
          <table:table-cell office:value-type="float" office:value="0.387189808493554" calcext:value-type="float">
            <text:p>0.387189808493554</text:p>
          </table:table-cell>
          <table:table-cell/>
        </table:table-row>
        <table:table-row table:style-name="ro1">
          <table:table-cell office:value-type="string" calcext:value-type="string">
            <text:p>[0.28479341]</text:p>
          </table:table-cell>
          <table:table-cell office:value-type="float" office:value="0.316681559215559" calcext:value-type="float">
            <text:p>0.316681559215559</text:p>
          </table:table-cell>
          <table:table-cell/>
        </table:table-row>
        <table:table-row table:style-name="ro1">
          <table:table-cell office:value-type="string" calcext:value-type="string">
            <text:p>[0.52890421]</text:p>
          </table:table-cell>
          <table:table-cell office:value-type="float" office:value="0.531574819558901" calcext:value-type="float">
            <text:p>0.531574819558901</text:p>
          </table:table-cell>
          <table:table-cell/>
        </table:table-row>
        <table:table-row table:style-name="ro1">
          <table:table-cell office:value-type="string" calcext:value-type="string">
            <text:p>[0.80557743]</text:p>
          </table:table-cell>
          <table:table-cell office:value-type="float" office:value="0.851697444145868" calcext:value-type="float">
            <text:p>0.851697444145868</text:p>
          </table:table-cell>
          <table:table-cell/>
        </table:table-row>
        <table:table-row table:style-name="ro1">
          <table:table-cell office:value-type="string" calcext:value-type="string">
            <text:p>[0.24713512]</text:p>
          </table:table-cell>
          <table:table-cell office:value-type="float" office:value="0.230345717669002" calcext:value-type="float">
            <text:p>0.230345717669002</text:p>
          </table:table-cell>
          <table:table-cell/>
        </table:table-row>
        <table:table-row table:style-name="ro1">
          <table:table-cell office:value-type="string" calcext:value-type="string">
            <text:p>[0.45665875]</text:p>
          </table:table-cell>
          <table:table-cell office:value-type="float" office:value="0.444131850192183" calcext:value-type="float">
            <text:p>0.444131850192183</text:p>
          </table:table-cell>
          <table:table-cell/>
        </table:table-row>
        <table:table-row table:style-name="ro1">
          <table:table-cell office:value-type="string" calcext:value-type="string">
            <text:p>[0.52408133]</text:p>
          </table:table-cell>
          <table:table-cell office:value-type="float" office:value="0.533613562117093" calcext:value-type="float">
            <text:p>0.533613562117093</text:p>
          </table:table-cell>
          <table:table-cell/>
        </table:table-row>
        <table:table-row table:style-name="ro1">
          <table:table-cell office:value-type="string" calcext:value-type="string">
            <text:p>[0.5202022]</text:p>
          </table:table-cell>
          <table:table-cell office:value-type="float" office:value="0.542734535527671" calcext:value-type="float">
            <text:p>0.542734535527671</text:p>
          </table:table-cell>
          <table:table-cell/>
        </table:table-row>
        <table:table-row table:style-name="ro1">
          <table:table-cell office:value-type="string" calcext:value-type="string">
            <text:p>[0.26697858]</text:p>
          </table:table-cell>
          <table:table-cell office:value-type="float" office:value="0.228284595435658" calcext:value-type="float">
            <text:p>0.228284595435658</text:p>
          </table:table-cell>
          <table:table-cell/>
        </table:table-row>
        <table:table-row table:style-name="ro1">
          <table:table-cell office:value-type="string" calcext:value-type="string">
            <text:p>[0.30660087]</text:p>
          </table:table-cell>
          <table:table-cell office:value-type="float" office:value="0.311304626379446" calcext:value-type="float">
            <text:p>0.311304626379446</text:p>
          </table:table-cell>
          <table:table-cell/>
        </table:table-row>
        <table:table-row table:style-name="ro1">
          <table:table-cell office:value-type="string" calcext:value-type="string">
            <text:p>[0.2699027]</text:p>
          </table:table-cell>
          <table:table-cell office:value-type="float" office:value="0.226962600656366" calcext:value-type="float">
            <text:p>0.226962600656366</text:p>
          </table:table-cell>
          <table:table-cell/>
        </table:table-row>
        <table:table-row table:style-name="ro1">
          <table:table-cell office:value-type="string" calcext:value-type="string">
            <text:p>[0.5609591]</text:p>
          </table:table-cell>
          <table:table-cell office:value-type="float" office:value="0.571577846075327" calcext:value-type="float">
            <text:p>0.571577846075327</text:p>
          </table:table-cell>
          <table:table-cell/>
        </table:table-row>
        <table:table-row table:style-name="ro1">
          <table:table-cell office:value-type="string" calcext:value-type="string">
            <text:p>[0.28861917]</text:p>
          </table:table-cell>
          <table:table-cell office:value-type="float" office:value="0.282449336134205" calcext:value-type="float">
            <text:p>0.282449336134205</text:p>
          </table:table-cell>
          <table:table-cell/>
        </table:table-row>
        <table:table-row table:style-name="ro1">
          <table:table-cell office:value-type="string" calcext:value-type="string">
            <text:p>[0.57434845]</text:p>
          </table:table-cell>
          <table:table-cell office:value-type="float" office:value="0.587297687640042" calcext:value-type="float">
            <text:p>0.587297687640042</text:p>
          </table:table-cell>
          <table:table-cell/>
        </table:table-row>
        <table:table-row table:style-name="ro1">
          <table:table-cell office:value-type="string" calcext:value-type="string">
            <text:p>[0.26121298]</text:p>
          </table:table-cell>
          <table:table-cell office:value-type="float" office:value="0.299157243991447" calcext:value-type="float">
            <text:p>0.299157243991447</text:p>
          </table:table-cell>
          <table:table-cell/>
        </table:table-row>
        <table:table-row table:style-name="ro1">
          <table:table-cell office:value-type="string" calcext:value-type="string">
            <text:p>[0.19850993]</text:p>
          </table:table-cell>
          <table:table-cell office:value-type="float" office:value="0.163473134576877" calcext:value-type="float">
            <text:p>0.163473134576877</text:p>
          </table:table-cell>
          <table:table-cell/>
        </table:table-row>
        <table:table-row table:style-name="ro1">
          <table:table-cell office:value-type="string" calcext:value-type="string">
            <text:p>[0.55227522]</text:p>
          </table:table-cell>
          <table:table-cell office:value-type="float" office:value="0.51476035848391" calcext:value-type="float">
            <text:p>0.51476035848391</text:p>
          </table:table-cell>
          <table:table-cell/>
        </table:table-row>
        <table:table-row table:style-name="ro1">
          <table:table-cell office:value-type="string" calcext:value-type="string">
            <text:p>[0.60613219]</text:p>
          </table:table-cell>
          <table:table-cell office:value-type="float" office:value="0.535309425295264" calcext:value-type="float">
            <text:p>0.535309425295264</text:p>
          </table:table-cell>
          <table:table-cell/>
        </table:table-row>
        <table:table-row table:style-name="ro1">
          <table:table-cell office:value-type="string" calcext:value-type="string">
            <text:p>[0.47225609]</text:p>
          </table:table-cell>
          <table:table-cell office:value-type="float" office:value="0.481725890406437" calcext:value-type="float">
            <text:p>0.481725890406437</text:p>
          </table:table-cell>
          <table:table-cell/>
        </table:table-row>
        <table:table-row table:style-name="ro1">
          <table:table-cell office:value-type="string" calcext:value-type="string">
            <text:p>[0.47325539]</text:p>
          </table:table-cell>
          <table:table-cell office:value-type="float" office:value="0.440773487057952" calcext:value-type="float">
            <text:p>0.440773487057952</text:p>
          </table:table-cell>
          <table:table-cell/>
        </table:table-row>
        <table:table-row table:style-name="ro1">
          <table:table-cell office:value-type="string" calcext:value-type="string">
            <text:p>[0.30166524]</text:p>
          </table:table-cell>
          <table:table-cell office:value-type="float" office:value="0.327251068218611" calcext:value-type="float">
            <text:p>0.327251068218611</text:p>
          </table:table-cell>
          <table:table-cell/>
        </table:table-row>
        <table:table-row table:style-name="ro1">
          <table:table-cell office:value-type="string" calcext:value-type="string">
            <text:p>[0.80419721]</text:p>
          </table:table-cell>
          <table:table-cell office:value-type="float" office:value="0.815764493401357" calcext:value-type="float">
            <text:p>0.815764493401357</text:p>
          </table:table-cell>
          <table:table-cell/>
        </table:table-row>
        <table:table-row table:style-name="ro1">
          <table:table-cell office:value-type="string" calcext:value-type="string">
            <text:p>[0.67894967]</text:p>
          </table:table-cell>
          <table:table-cell office:value-type="float" office:value="0.703038867368344" calcext:value-type="float">
            <text:p>0.703038867368344</text:p>
          </table:table-cell>
          <table:table-cell/>
        </table:table-row>
        <table:table-row table:style-name="ro1">
          <table:table-cell office:value-type="string" calcext:value-type="string">
            <text:p>[0.45778185]</text:p>
          </table:table-cell>
          <table:table-cell office:value-type="float" office:value="0.44302658361081" calcext:value-type="float">
            <text:p>0.44302658361081</text:p>
          </table:table-cell>
          <table:table-cell/>
        </table:table-row>
        <table:table-row table:style-name="ro1">
          <table:table-cell office:value-type="string" calcext:value-type="string">
            <text:p>[0.69534641]</text:p>
          </table:table-cell>
          <table:table-cell office:value-type="float" office:value="0.650245451768937" calcext:value-type="float">
            <text:p>0.650245451768937</text:p>
          </table:table-cell>
          <table:table-cell/>
        </table:table-row>
        <table:table-row table:style-name="ro1">
          <table:table-cell office:value-type="string" calcext:value-type="string">
            <text:p>[0.32980869]</text:p>
          </table:table-cell>
          <table:table-cell office:value-type="float" office:value="0.347437362984705" calcext:value-type="float">
            <text:p>0.347437362984705</text:p>
          </table:table-cell>
          <table:table-cell/>
        </table:table-row>
        <table:table-row table:style-name="ro1">
          <table:table-cell office:value-type="string" calcext:value-type="string">
            <text:p>[0.2269349]</text:p>
          </table:table-cell>
          <table:table-cell office:value-type="float" office:value="0.249959199934129" calcext:value-type="float">
            <text:p>0.249959199934129</text:p>
          </table:table-cell>
          <table:table-cell/>
        </table:table-row>
        <table:table-row table:style-name="ro1">
          <table:table-cell office:value-type="string" calcext:value-type="string">
            <text:p>[0.66952022]</text:p>
          </table:table-cell>
          <table:table-cell office:value-type="float" office:value="0.648033904436844" calcext:value-type="float">
            <text:p>0.648033904436844</text:p>
          </table:table-cell>
          <table:table-cell/>
        </table:table-row>
        <table:table-row table:style-name="ro1">
          <table:table-cell office:value-type="string" calcext:value-type="string">
            <text:p>[0.83212231]</text:p>
          </table:table-cell>
          <table:table-cell office:value-type="float" office:value="0.85567133358006" calcext:value-type="float">
            <text:p>0.85567133358006</text:p>
          </table:table-cell>
          <table:table-cell/>
        </table:table-row>
        <table:table-row table:style-name="ro1">
          <table:table-cell office:value-type="string" calcext:value-type="string">
            <text:p>[0.50247402]</text:p>
          </table:table-cell>
          <table:table-cell office:value-type="float" office:value="0.500415378571185" calcext:value-type="float">
            <text:p>0.500415378571185</text:p>
          </table:table-cell>
          <table:table-cell/>
        </table:table-row>
        <table:table-row table:style-name="ro1">
          <table:table-cell office:value-type="string" calcext:value-type="string">
            <text:p>[0.82519839]</text:p>
          </table:table-cell>
          <table:table-cell office:value-type="float" office:value="0.815485871379524" calcext:value-type="float">
            <text:p>0.815485871379524</text:p>
          </table:table-cell>
          <table:table-cell/>
        </table:table-row>
        <table:table-row table:style-name="ro1">
          <table:table-cell office:value-type="string" calcext:value-type="string">
            <text:p>[0.3611139]</text:p>
          </table:table-cell>
          <table:table-cell office:value-type="float" office:value="0.356974957807578" calcext:value-type="float">
            <text:p>0.356974957807578</text:p>
          </table:table-cell>
          <table:table-cell/>
        </table:table-row>
        <table:table-row table:style-name="ro1">
          <table:table-cell office:value-type="string" calcext:value-type="string">
            <text:p>[0.23037502]</text:p>
          </table:table-cell>
          <table:table-cell office:value-type="float" office:value="0.241882632749352" calcext:value-type="float">
            <text:p>0.241882632749352</text:p>
          </table:table-cell>
          <table:table-cell/>
        </table:table-row>
        <table:table-row table:style-name="ro1">
          <table:table-cell office:value-type="string" calcext:value-type="string">
            <text:p>[0.49133651]</text:p>
          </table:table-cell>
          <table:table-cell office:value-type="float" office:value="0.494170994657893" calcext:value-type="float">
            <text:p>0.494170994657893</text:p>
          </table:table-cell>
          <table:table-cell/>
        </table:table-row>
        <table:table-row table:style-name="ro1">
          <table:table-cell office:value-type="string" calcext:value-type="string">
            <text:p>[0.46660562]</text:p>
          </table:table-cell>
          <table:table-cell office:value-type="float" office:value="0.432254580533617" calcext:value-type="float">
            <text:p>0.432254580533617</text:p>
          </table:table-cell>
          <table:table-cell/>
        </table:table-row>
        <table:table-row table:style-name="ro1">
          <table:table-cell office:value-type="string" calcext:value-type="string">
            <text:p>[0.71692997]</text:p>
          </table:table-cell>
          <table:table-cell office:value-type="float" office:value="0.674100643742517" calcext:value-type="float">
            <text:p>0.674100643742517</text:p>
          </table:table-cell>
          <table:table-cell/>
        </table:table-row>
        <table:table-row table:style-name="ro1">
          <table:table-cell office:value-type="string" calcext:value-type="string">
            <text:p>[0.36056188]</text:p>
          </table:table-cell>
          <table:table-cell office:value-type="float" office:value="0.32954335557907" calcext:value-type="float">
            <text:p>0.32954335557907</text:p>
          </table:table-cell>
          <table:table-cell/>
        </table:table-row>
        <table:table-row table:style-name="ro1">
          <table:table-cell office:value-type="string" calcext:value-type="string">
            <text:p>[0.58907371]</text:p>
          </table:table-cell>
          <table:table-cell office:value-type="float" office:value="0.577999127429924" calcext:value-type="float">
            <text:p>0.577999127429924</text:p>
          </table:table-cell>
          <table:table-cell/>
        </table:table-row>
        <table:table-row table:style-name="ro1">
          <table:table-cell office:value-type="string" calcext:value-type="string">
            <text:p>[0.40195308]</text:p>
          </table:table-cell>
          <table:table-cell office:value-type="float" office:value="0.386846254028018" calcext:value-type="float">
            <text:p>0.386846254028018</text:p>
          </table:table-cell>
          <table:table-cell/>
        </table:table-row>
        <table:table-row table:style-name="ro1">
          <table:table-cell office:value-type="string" calcext:value-type="string">
            <text:p>[0.5109452]</text:p>
          </table:table-cell>
          <table:table-cell office:value-type="float" office:value="0.503102197011472" calcext:value-type="float">
            <text:p>0.503102197011472</text:p>
          </table:table-cell>
          <table:table-cell/>
        </table:table-row>
        <table:table-row table:style-name="ro1">
          <table:table-cell office:value-type="string" calcext:value-type="string">
            <text:p>[0.27494784]</text:p>
          </table:table-cell>
          <table:table-cell office:value-type="float" office:value="0.240837645040537" calcext:value-type="float">
            <text:p>0.240837645040537</text:p>
          </table:table-cell>
          <table:table-cell/>
        </table:table-row>
        <table:table-row table:style-name="ro1">
          <table:table-cell office:value-type="string" calcext:value-type="string">
            <text:p>[0.5706571]</text:p>
          </table:table-cell>
          <table:table-cell office:value-type="float" office:value="0.55165014713764" calcext:value-type="float">
            <text:p>0.55165014713764</text:p>
          </table:table-cell>
          <table:table-cell/>
        </table:table-row>
        <table:table-row table:style-name="ro1">
          <table:table-cell office:value-type="string" calcext:value-type="string">
            <text:p>[0.62540384]</text:p>
          </table:table-cell>
          <table:table-cell office:value-type="float" office:value="0.660189046491135" calcext:value-type="float">
            <text:p>0.660189046491135</text:p>
          </table:table-cell>
          <table:table-cell/>
        </table:table-row>
        <table:table-row table:style-name="ro1">
          <table:table-cell office:value-type="string" calcext:value-type="string">
            <text:p>[0.69966413]</text:p>
          </table:table-cell>
          <table:table-cell office:value-type="float" office:value="0.665594033286531" calcext:value-type="float">
            <text:p>0.665594033286531</text:p>
          </table:table-cell>
          <table:table-cell/>
        </table:table-row>
        <table:table-row table:style-name="ro1">
          <table:table-cell office:value-type="string" calcext:value-type="string">
            <text:p>[0.28829377]</text:p>
          </table:table-cell>
          <table:table-cell office:value-type="float" office:value="0.266534298977283" calcext:value-type="float">
            <text:p>0.266534298977283</text:p>
          </table:table-cell>
          <table:table-cell/>
        </table:table-row>
        <table:table-row table:style-name="ro1">
          <table:table-cell office:value-type="string" calcext:value-type="string">
            <text:p>[0.47791757]</text:p>
          </table:table-cell>
          <table:table-cell office:value-type="float" office:value="0.454736441308256" calcext:value-type="float">
            <text:p>0.454736441308256</text:p>
          </table:table-cell>
          <table:table-cell/>
        </table:table-row>
        <table:table-row table:style-name="ro1">
          <table:table-cell office:value-type="string" calcext:value-type="string">
            <text:p>[0.75990522]</text:p>
          </table:table-cell>
          <table:table-cell office:value-type="float" office:value="0.747431923678889" calcext:value-type="float">
            <text:p>0.747431923678889</text:p>
          </table:table-cell>
          <table:table-cell/>
        </table:table-row>
        <table:table-row table:style-name="ro1">
          <table:table-cell office:value-type="string" calcext:value-type="string">
            <text:p>[0.48841039]</text:p>
          </table:table-cell>
          <table:table-cell office:value-type="float" office:value="0.501096000194581" calcext:value-type="float">
            <text:p>0.501096000194581</text:p>
          </table:table-cell>
          <table:table-cell/>
        </table:table-row>
        <table:table-row table:style-name="ro1">
          <table:table-cell office:value-type="string" calcext:value-type="string">
            <text:p>[0.75887141]</text:p>
          </table:table-cell>
          <table:table-cell office:value-type="float" office:value="0.702393182238272" calcext:value-type="float">
            <text:p>0.702393182238272</text:p>
          </table:table-cell>
          <table:table-cell/>
        </table:table-row>
        <table:table-row table:style-name="ro1">
          <table:table-cell office:value-type="string" calcext:value-type="string">
            <text:p>[0.78159425]</text:p>
          </table:table-cell>
          <table:table-cell office:value-type="float" office:value="0.806580479654772" calcext:value-type="float">
            <text:p>0.806580479654772</text:p>
          </table:table-cell>
          <table:table-cell/>
        </table:table-row>
        <table:table-row table:style-name="ro1">
          <table:table-cell office:value-type="string" calcext:value-type="string">
            <text:p>[0.466325]</text:p>
          </table:table-cell>
          <table:table-cell office:value-type="float" office:value="0.4517758159219" calcext:value-type="float">
            <text:p>0.4517758159219</text:p>
          </table:table-cell>
          <table:table-cell/>
        </table:table-row>
        <table:table-row table:style-name="ro1">
          <table:table-cell office:value-type="string" calcext:value-type="string">
            <text:p>[0.55343065]</text:p>
          </table:table-cell>
          <table:table-cell office:value-type="float" office:value="0.504319851698407" calcext:value-type="float">
            <text:p>0.504319851698407</text:p>
          </table:table-cell>
          <table:table-cell/>
        </table:table-row>
        <table:table-row table:style-name="ro1">
          <table:table-cell office:value-type="string" calcext:value-type="string">
            <text:p>[0.75107556]</text:p>
          </table:table-cell>
          <table:table-cell office:value-type="float" office:value="0.791436911797179" calcext:value-type="float">
            <text:p>0.791436911797179</text:p>
          </table:table-cell>
          <table:table-cell/>
        </table:table-row>
        <table:table-row table:style-name="ro1">
          <table:table-cell office:value-type="string" calcext:value-type="string">
            <text:p>[0.65612128]</text:p>
          </table:table-cell>
          <table:table-cell office:value-type="float" office:value="0.69593171672309" calcext:value-type="float">
            <text:p>0.69593171672309</text:p>
          </table:table-cell>
          <table:table-cell/>
        </table:table-row>
        <table:table-row table:style-name="ro1">
          <table:table-cell office:value-type="string" calcext:value-type="string">
            <text:p>[0.32854264]</text:p>
          </table:table-cell>
          <table:table-cell office:value-type="float" office:value="0.285564193974531" calcext:value-type="float">
            <text:p>0.285564193974531</text:p>
          </table:table-cell>
          <table:table-cell/>
        </table:table-row>
        <table:table-row table:style-name="ro1">
          <table:table-cell office:value-type="string" calcext:value-type="string">
            <text:p>[0.58780629]</text:p>
          </table:table-cell>
          <table:table-cell office:value-type="float" office:value="0.603090016375539" calcext:value-type="float">
            <text:p>0.603090016375539</text:p>
          </table:table-cell>
          <table:table-cell/>
        </table:table-row>
        <table:table-row table:style-name="ro1">
          <table:table-cell office:value-type="string" calcext:value-type="string">
            <text:p>[0.3537372]</text:p>
          </table:table-cell>
          <table:table-cell office:value-type="float" office:value="0.315024456719211" calcext:value-type="float">
            <text:p>0.315024456719211</text:p>
          </table:table-cell>
          <table:table-cell/>
        </table:table-row>
        <table:table-row table:style-name="ro1">
          <table:table-cell office:value-type="string" calcext:value-type="string">
            <text:p>[0.32538878]</text:p>
          </table:table-cell>
          <table:table-cell office:value-type="float" office:value="0.279112438509667" calcext:value-type="float">
            <text:p>0.279112438509667</text:p>
          </table:table-cell>
          <table:table-cell/>
        </table:table-row>
        <table:table-row table:style-name="ro1">
          <table:table-cell office:value-type="string" calcext:value-type="string">
            <text:p>[0.77208294]</text:p>
          </table:table-cell>
          <table:table-cell office:value-type="float" office:value="0.723812713852312" calcext:value-type="float">
            <text:p>0.723812713852312</text:p>
          </table:table-cell>
          <table:table-cell/>
        </table:table-row>
        <table:table-row table:style-name="ro1">
          <table:table-cell office:value-type="string" calcext:value-type="string">
            <text:p>[0.30942315]</text:p>
          </table:table-cell>
          <table:table-cell office:value-type="float" office:value="0.279721142258951" calcext:value-type="float">
            <text:p>0.279721142258951</text:p>
          </table:table-cell>
          <table:table-cell/>
        </table:table-row>
        <table:table-row table:style-name="ro1">
          <table:table-cell office:value-type="string" calcext:value-type="string">
            <text:p>[0.45656499]</text:p>
          </table:table-cell>
          <table:table-cell office:value-type="float" office:value="0.451258782734974" calcext:value-type="float">
            <text:p>0.451258782734974</text:p>
          </table:table-cell>
          <table:table-cell/>
        </table:table-row>
        <table:table-row table:style-name="ro1">
          <table:table-cell office:value-type="string" calcext:value-type="string">
            <text:p>[0.33649546]</text:p>
          </table:table-cell>
          <table:table-cell office:value-type="float" office:value="0.298321872018177" calcext:value-type="float">
            <text:p>0.298321872018177</text:p>
          </table:table-cell>
          <table:table-cell/>
        </table:table-row>
        <table:table-row table:style-name="ro1">
          <table:table-cell office:value-type="string" calcext:value-type="string">
            <text:p>[0.35414528]</text:p>
          </table:table-cell>
          <table:table-cell office:value-type="float" office:value="0.358561422470094" calcext:value-type="float">
            <text:p>0.358561422470094</text:p>
          </table:table-cell>
          <table:table-cell/>
        </table:table-row>
        <table:table-row table:style-name="ro1">
          <table:table-cell office:value-type="string" calcext:value-type="string">
            <text:p>[0.77049862]</text:p>
          </table:table-cell>
          <table:table-cell office:value-type="float" office:value="0.774607998666752" calcext:value-type="float">
            <text:p>0.774607998666752</text:p>
          </table:table-cell>
          <table:table-cell/>
        </table:table-row>
        <table:table-row table:style-name="ro1">
          <table:table-cell office:value-type="string" calcext:value-type="string">
            <text:p>[0.53117132]</text:p>
          </table:table-cell>
          <table:table-cell office:value-type="float" office:value="0.47992278673866" calcext:value-type="float">
            <text:p>0.47992278673866</text:p>
          </table:table-cell>
          <table:table-cell/>
        </table:table-row>
        <table:table-row table:style-name="ro1">
          <table:table-cell office:value-type="string" calcext:value-type="string">
            <text:p>[0.72515129]</text:p>
          </table:table-cell>
          <table:table-cell office:value-type="float" office:value="0.780729436264117" calcext:value-type="float">
            <text:p>0.780729436264117</text:p>
          </table:table-cell>
          <table:table-cell/>
        </table:table-row>
        <table:table-row table:style-name="ro1">
          <table:table-cell office:value-type="string" calcext:value-type="string">
            <text:p>[0.3041259]</text:p>
          </table:table-cell>
          <table:table-cell office:value-type="float" office:value="0.324560685059373" calcext:value-type="float">
            <text:p>0.324560685059373</text:p>
          </table:table-cell>
          <table:table-cell/>
        </table:table-row>
        <table:table-row table:style-name="ro1">
          <table:table-cell office:value-type="string" calcext:value-type="string">
            <text:p>[0.26419526]</text:p>
          </table:table-cell>
          <table:table-cell office:value-type="float" office:value="0.239040967037452" calcext:value-type="float">
            <text:p>0.239040967037452</text:p>
          </table:table-cell>
          <table:table-cell/>
        </table:table-row>
        <table:table-row table:style-name="ro1">
          <table:table-cell office:value-type="string" calcext:value-type="string">
            <text:p>[0.2605652]</text:p>
          </table:table-cell>
          <table:table-cell office:value-type="float" office:value="0.195934242716264" calcext:value-type="float">
            <text:p>0.195934242716264</text:p>
          </table:table-cell>
          <table:table-cell/>
        </table:table-row>
        <table:table-row table:style-name="ro1">
          <table:table-cell office:value-type="string" calcext:value-type="string">
            <text:p>[0.39062829]</text:p>
          </table:table-cell>
          <table:table-cell office:value-type="float" office:value="0.380268562657318" calcext:value-type="float">
            <text:p>0.380268562657318</text:p>
          </table:table-cell>
          <table:table-cell/>
        </table:table-row>
        <table:table-row table:style-name="ro1">
          <table:table-cell office:value-type="string" calcext:value-type="string">
            <text:p>[0.64513724]</text:p>
          </table:table-cell>
          <table:table-cell office:value-type="float" office:value="0.620123878203744" calcext:value-type="float">
            <text:p>0.620123878203744</text:p>
          </table:table-cell>
          <table:table-cell/>
        </table:table-row>
        <table:table-row table:style-name="ro1">
          <table:table-cell office:value-type="string" calcext:value-type="string">
            <text:p>[0.47408479]</text:p>
          </table:table-cell>
          <table:table-cell office:value-type="float" office:value="0.451409299112757" calcext:value-type="float">
            <text:p>0.451409299112757</text:p>
          </table:table-cell>
          <table:table-cell/>
        </table:table-row>
        <table:table-row table:style-name="ro1">
          <table:table-cell office:value-type="string" calcext:value-type="string">
            <text:p>[0.29277157]</text:p>
          </table:table-cell>
          <table:table-cell office:value-type="float" office:value="0.296942881424257" calcext:value-type="float">
            <text:p>0.296942881424257</text:p>
          </table:table-cell>
          <table:table-cell/>
        </table:table-row>
        <table:table-row table:style-name="ro1">
          <table:table-cell office:value-type="string" calcext:value-type="string">
            <text:p>[0.5018838]</text:p>
          </table:table-cell>
          <table:table-cell office:value-type="float" office:value="0.476412666400787" calcext:value-type="float">
            <text:p>0.476412666400787</text:p>
          </table:table-cell>
          <table:table-cell/>
        </table:table-row>
        <table:table-row table:style-name="ro1">
          <table:table-cell office:value-type="string" calcext:value-type="string">
            <text:p>[0.27028428]</text:p>
          </table:table-cell>
          <table:table-cell office:value-type="float" office:value="0.293061647749566" calcext:value-type="float">
            <text:p>0.293061647749566</text:p>
          </table:table-cell>
          <table:table-cell/>
        </table:table-row>
        <table:table-row table:style-name="ro1">
          <table:table-cell office:value-type="string" calcext:value-type="string">
            <text:p>[0.31033164]</text:p>
          </table:table-cell>
          <table:table-cell office:value-type="float" office:value="0.324147459179747" calcext:value-type="float">
            <text:p>0.324147459179747</text:p>
          </table:table-cell>
          <table:table-cell/>
        </table:table-row>
        <table:table-row table:style-name="ro1">
          <table:table-cell office:value-type="string" calcext:value-type="string">
            <text:p>[0.68411686]</text:p>
          </table:table-cell>
          <table:table-cell office:value-type="float" office:value="0.744394578477356" calcext:value-type="float">
            <text:p>0.744394578477356</text:p>
          </table:table-cell>
          <table:table-cell/>
        </table:table-row>
        <table:table-row table:style-name="ro1">
          <table:table-cell office:value-type="string" calcext:value-type="string">
            <text:p>[0.40335852]</text:p>
          </table:table-cell>
          <table:table-cell office:value-type="float" office:value="0.381412952144174" calcext:value-type="float">
            <text:p>0.381412952144174</text:p>
          </table:table-cell>
          <table:table-cell/>
        </table:table-row>
        <table:table-row table:style-name="ro1">
          <table:table-cell office:value-type="string" calcext:value-type="string">
            <text:p>[0.21850378]</text:p>
          </table:table-cell>
          <table:table-cell office:value-type="float" office:value="0.196932351646718" calcext:value-type="float">
            <text:p>0.196932351646718</text:p>
          </table:table-cell>
          <table:table-cell/>
        </table:table-row>
        <table:table-row table:style-name="ro1">
          <table:table-cell office:value-type="string" calcext:value-type="string">
            <text:p>[0.35354841]</text:p>
          </table:table-cell>
          <table:table-cell office:value-type="float" office:value="0.321470412195674" calcext:value-type="float">
            <text:p>0.321470412195674</text:p>
          </table:table-cell>
          <table:table-cell/>
        </table:table-row>
        <table:table-row table:style-name="ro1">
          <table:table-cell office:value-type="string" calcext:value-type="string">
            <text:p>[0.55787014]</text:p>
          </table:table-cell>
          <table:table-cell office:value-type="float" office:value="0.52001357674284" calcext:value-type="float">
            <text:p>0.52001357674284</text:p>
          </table:table-cell>
          <table:table-cell/>
        </table:table-row>
        <table:table-row table:style-name="ro1">
          <table:table-cell office:value-type="string" calcext:value-type="string">
            <text:p>[0.33711234]</text:p>
          </table:table-cell>
          <table:table-cell office:value-type="float" office:value="0.296369147882268" calcext:value-type="float">
            <text:p>0.296369147882268</text:p>
          </table:table-cell>
          <table:table-cell/>
        </table:table-row>
        <table:table-row table:style-name="ro1">
          <table:table-cell office:value-type="string" calcext:value-type="string">
            <text:p>[0.5685618]</text:p>
          </table:table-cell>
          <table:table-cell office:value-type="float" office:value="0.564728642347525" calcext:value-type="float">
            <text:p>0.564728642347525</text:p>
          </table:table-cell>
          <table:table-cell/>
        </table:table-row>
        <table:table-row table:style-name="ro1">
          <table:table-cell office:value-type="string" calcext:value-type="string">
            <text:p>[0.54746246]</text:p>
          </table:table-cell>
          <table:table-cell office:value-type="float" office:value="0.530136657058168" calcext:value-type="float">
            <text:p>0.530136657058168</text:p>
          </table:table-cell>
          <table:table-cell/>
        </table:table-row>
        <table:table-row table:style-name="ro1">
          <table:table-cell office:value-type="string" calcext:value-type="string">
            <text:p>[0.56456747]</text:p>
          </table:table-cell>
          <table:table-cell office:value-type="float" office:value="0.577424359708327" calcext:value-type="float">
            <text:p>0.577424359708327</text:p>
          </table:table-cell>
          <table:table-cell/>
        </table:table-row>
        <table:table-row table:style-name="ro1">
          <table:table-cell office:value-type="string" calcext:value-type="string">
            <text:p>[0.59335322]</text:p>
          </table:table-cell>
          <table:table-cell office:value-type="float" office:value="0.55253503317427" calcext:value-type="float">
            <text:p>0.55253503317427</text:p>
          </table:table-cell>
          <table:table-cell/>
        </table:table-row>
        <table:table-row table:style-name="ro1">
          <table:table-cell office:value-type="string" calcext:value-type="string">
            <text:p>[0.58109999]</text:p>
          </table:table-cell>
          <table:table-cell office:value-type="float" office:value="0.516011184730692" calcext:value-type="float">
            <text:p>0.516011184730692</text:p>
          </table:table-cell>
          <table:table-cell/>
        </table:table-row>
        <table:table-row table:style-name="ro1">
          <table:table-cell office:value-type="string" calcext:value-type="string">
            <text:p>[0.21636008]</text:p>
          </table:table-cell>
          <table:table-cell office:value-type="float" office:value="0.215676982068972" calcext:value-type="float">
            <text:p>0.215676982068972</text:p>
          </table:table-cell>
          <table:table-cell/>
        </table:table-row>
        <table:table-row table:style-name="ro1">
          <table:table-cell office:value-type="string" calcext:value-type="string">
            <text:p>[0.52210229]</text:p>
          </table:table-cell>
          <table:table-cell office:value-type="float" office:value="0.492761537350864" calcext:value-type="float">
            <text:p>0.492761537350864</text:p>
          </table:table-cell>
          <table:table-cell/>
        </table:table-row>
        <table:table-row table:style-name="ro1">
          <table:table-cell office:value-type="string" calcext:value-type="string">
            <text:p>[0.38254639]</text:p>
          </table:table-cell>
          <table:table-cell office:value-type="float" office:value="0.369651005223986" calcext:value-type="float">
            <text:p>0.369651005223986</text:p>
          </table:table-cell>
          <table:table-cell/>
        </table:table-row>
        <table:table-row table:style-name="ro1">
          <table:table-cell office:value-type="string" calcext:value-type="string">
            <text:p>[0.59074774]</text:p>
          </table:table-cell>
          <table:table-cell office:value-type="float" office:value="0.631644341245738" calcext:value-type="float">
            <text:p>0.631644341245738</text:p>
          </table:table-cell>
          <table:table-cell/>
        </table:table-row>
        <table:table-row table:style-name="ro1">
          <table:table-cell office:value-type="string" calcext:value-type="string">
            <text:p>[0.42546595]</text:p>
          </table:table-cell>
          <table:table-cell office:value-type="float" office:value="0.408050431181755" calcext:value-type="float">
            <text:p>0.408050431181755</text:p>
          </table:table-cell>
          <table:table-cell/>
        </table:table-row>
        <table:table-row table:style-name="ro1">
          <table:table-cell office:value-type="string" calcext:value-type="string">
            <text:p>[0.67705133]</text:p>
          </table:table-cell>
          <table:table-cell office:value-type="float" office:value="0.687817153276914" calcext:value-type="float">
            <text:p>0.687817153276914</text:p>
          </table:table-cell>
          <table:table-cell/>
        </table:table-row>
        <table:table-row table:style-name="ro1">
          <table:table-cell office:value-type="string" calcext:value-type="string">
            <text:p>[0.29535436]</text:p>
          </table:table-cell>
          <table:table-cell office:value-type="float" office:value="0.289964185322346" calcext:value-type="float">
            <text:p>0.289964185322346</text:p>
          </table:table-cell>
          <table:table-cell/>
        </table:table-row>
        <table:table-row table:style-name="ro1">
          <table:table-cell office:value-type="string" calcext:value-type="string">
            <text:p>[0.61637177]</text:p>
          </table:table-cell>
          <table:table-cell office:value-type="float" office:value="0.611160782291638" calcext:value-type="float">
            <text:p>0.611160782291638</text:p>
          </table:table-cell>
          <table:table-cell/>
        </table:table-row>
        <table:table-row table:style-name="ro1">
          <table:table-cell office:value-type="string" calcext:value-type="string">
            <text:p>[0.38826338]</text:p>
          </table:table-cell>
          <table:table-cell office:value-type="float" office:value="0.352059502608384" calcext:value-type="float">
            <text:p>0.352059502608384</text:p>
          </table:table-cell>
          <table:table-cell/>
        </table:table-row>
        <table:table-row table:style-name="ro1">
          <table:table-cell office:value-type="string" calcext:value-type="string">
            <text:p>[0.74979604]</text:p>
          </table:table-cell>
          <table:table-cell office:value-type="float" office:value="0.734026102846802" calcext:value-type="float">
            <text:p>0.734026102846802</text:p>
          </table:table-cell>
          <table:table-cell/>
        </table:table-row>
        <table:table-row table:style-name="ro1">
          <table:table-cell office:value-type="string" calcext:value-type="string">
            <text:p>[0.54747667]</text:p>
          </table:table-cell>
          <table:table-cell office:value-type="float" office:value="0.580507390280044" calcext:value-type="float">
            <text:p>0.580507390280044</text:p>
          </table:table-cell>
          <table:table-cell/>
        </table:table-row>
        <table:table-row table:style-name="ro1">
          <table:table-cell office:value-type="string" calcext:value-type="string">
            <text:p>[0.79154058]</text:p>
          </table:table-cell>
          <table:table-cell office:value-type="float" office:value="0.75296950880129" calcext:value-type="float">
            <text:p>0.75296950880129</text:p>
          </table:table-cell>
          <table:table-cell/>
        </table:table-row>
        <table:table-row table:style-name="ro1">
          <table:table-cell office:value-type="string" calcext:value-type="string">
            <text:p>[0.67343787]</text:p>
          </table:table-cell>
          <table:table-cell office:value-type="float" office:value="0.607503836757888" calcext:value-type="float">
            <text:p>0.607503836757888</text:p>
          </table:table-cell>
          <table:table-cell/>
        </table:table-row>
        <table:table-row table:style-name="ro1">
          <table:table-cell office:value-type="string" calcext:value-type="string">
            <text:p>[0.30123159]</text:p>
          </table:table-cell>
          <table:table-cell office:value-type="float" office:value="0.273554048121353" calcext:value-type="float">
            <text:p>0.273554048121353</text:p>
          </table:table-cell>
          <table:table-cell/>
        </table:table-row>
        <table:table-row table:style-name="ro1">
          <table:table-cell office:value-type="string" calcext:value-type="string">
            <text:p>[0.32830957]</text:p>
          </table:table-cell>
          <table:table-cell office:value-type="float" office:value="0.311176188290039" calcext:value-type="float">
            <text:p>0.311176188290039</text:p>
          </table:table-cell>
          <table:table-cell/>
        </table:table-row>
        <table:table-row table:style-name="ro1">
          <table:table-cell office:value-type="string" calcext:value-type="string">
            <text:p>[0.50242133]</text:p>
          </table:table-cell>
          <table:table-cell office:value-type="float" office:value="0.503133861447767" calcext:value-type="float">
            <text:p>0.503133861447767</text:p>
          </table:table-cell>
          <table:table-cell/>
        </table:table-row>
        <table:table-row table:style-name="ro1">
          <table:table-cell office:value-type="string" calcext:value-type="string">
            <text:p>[0.26861123]</text:p>
          </table:table-cell>
          <table:table-cell office:value-type="float" office:value="0.230500713405372" calcext:value-type="float">
            <text:p>0.230500713405372</text:p>
          </table:table-cell>
          <table:table-cell/>
        </table:table-row>
        <table:table-row table:style-name="ro1">
          <table:table-cell office:value-type="string" calcext:value-type="string">
            <text:p>[0.50584125]</text:p>
          </table:table-cell>
          <table:table-cell office:value-type="float" office:value="0.526552086599803" calcext:value-type="float">
            <text:p>0.526552086599803</text:p>
          </table:table-cell>
          <table:table-cell/>
        </table:table-row>
        <table:table-row table:style-name="ro1">
          <table:table-cell office:value-type="string" calcext:value-type="string">
            <text:p>[0.4014319]</text:p>
          </table:table-cell>
          <table:table-cell office:value-type="float" office:value="0.38824307058758" calcext:value-type="float">
            <text:p>0.38824307058758</text:p>
          </table:table-cell>
          <table:table-cell/>
        </table:table-row>
        <table:table-row table:style-name="ro1">
          <table:table-cell office:value-type="string" calcext:value-type="string">
            <text:p>[0.74759311]</text:p>
          </table:table-cell>
          <table:table-cell office:value-type="float" office:value="0.744610352631546" calcext:value-type="float">
            <text:p>0.744610352631546</text:p>
          </table:table-cell>
          <table:table-cell/>
        </table:table-row>
        <table:table-row table:style-name="ro1">
          <table:table-cell office:value-type="string" calcext:value-type="string">
            <text:p>[0.36900305]</text:p>
          </table:table-cell>
          <table:table-cell office:value-type="float" office:value="0.354378623634123" calcext:value-type="float">
            <text:p>0.354378623634123</text:p>
          </table:table-cell>
          <table:table-cell/>
        </table:table-row>
        <table:table-row table:style-name="ro1">
          <table:table-cell office:value-type="string" calcext:value-type="string">
            <text:p>[0.2843542]</text:p>
          </table:table-cell>
          <table:table-cell office:value-type="float" office:value="0.249557462030744" calcext:value-type="float">
            <text:p>0.249557462030744</text:p>
          </table:table-cell>
          <table:table-cell/>
        </table:table-row>
        <table:table-row table:style-name="ro1">
          <table:table-cell office:value-type="string" calcext:value-type="string">
            <text:p>[0.21751696]</text:p>
          </table:table-cell>
          <table:table-cell office:value-type="float" office:value="0.153474027549596" calcext:value-type="float">
            <text:p>0.153474027549596</text:p>
          </table:table-cell>
          <table:table-cell/>
        </table:table-row>
        <table:table-row table:style-name="ro1">
          <table:table-cell office:value-type="string" calcext:value-type="string">
            <text:p>[0.57455716]</text:p>
          </table:table-cell>
          <table:table-cell office:value-type="float" office:value="0.606805508471734" calcext:value-type="float">
            <text:p>0.606805508471734</text:p>
          </table:table-cell>
          <table:table-cell/>
        </table:table-row>
        <table:table-row table:style-name="ro1">
          <table:table-cell office:value-type="string" calcext:value-type="string">
            <text:p>[0.31957636]</text:p>
          </table:table-cell>
          <table:table-cell office:value-type="float" office:value="0.278642501748254" calcext:value-type="float">
            <text:p>0.278642501748254</text:p>
          </table:table-cell>
          <table:table-cell/>
        </table:table-row>
        <table:table-row table:style-name="ro1">
          <table:table-cell office:value-type="string" calcext:value-type="string">
            <text:p>[0.32607703]</text:p>
          </table:table-cell>
          <table:table-cell office:value-type="float" office:value="0.315811088011486" calcext:value-type="float">
            <text:p>0.315811088011486</text:p>
          </table:table-cell>
          <table:table-cell/>
        </table:table-row>
        <table:table-row table:style-name="ro1">
          <table:table-cell office:value-type="string" calcext:value-type="string">
            <text:p>[0.45785697]</text:p>
          </table:table-cell>
          <table:table-cell office:value-type="float" office:value="0.459408000776365" calcext:value-type="float">
            <text:p>0.459408000776365</text:p>
          </table:table-cell>
          <table:table-cell/>
        </table:table-row>
        <table:table-row table:style-name="ro1">
          <table:table-cell office:value-type="string" calcext:value-type="string">
            <text:p>[0.72462588]</text:p>
          </table:table-cell>
          <table:table-cell office:value-type="float" office:value="0.688955310847719" calcext:value-type="float">
            <text:p>0.688955310847719</text:p>
          </table:table-cell>
          <table:table-cell/>
        </table:table-row>
        <table:table-row table:style-name="ro1">
          <table:table-cell office:value-type="string" calcext:value-type="string">
            <text:p>[0.33117815]</text:p>
          </table:table-cell>
          <table:table-cell office:value-type="float" office:value="0.339278904280613" calcext:value-type="float">
            <text:p>0.339278904280613</text:p>
          </table:table-cell>
          <table:table-cell/>
        </table:table-row>
        <table:table-row table:style-name="ro1">
          <table:table-cell office:value-type="string" calcext:value-type="string">
            <text:p>[0.39286936]</text:p>
          </table:table-cell>
          <table:table-cell office:value-type="float" office:value="0.383540531821238" calcext:value-type="float">
            <text:p>0.383540531821238</text:p>
          </table:table-cell>
          <table:table-cell/>
        </table:table-row>
        <table:table-row table:style-name="ro1">
          <table:table-cell office:value-type="string" calcext:value-type="string">
            <text:p>[0.25171631]</text:p>
          </table:table-cell>
          <table:table-cell office:value-type="float" office:value="0.257734639243474" calcext:value-type="float">
            <text:p>0.257734639243474</text:p>
          </table:table-cell>
          <table:table-cell/>
        </table:table-row>
        <table:table-row table:style-name="ro1">
          <table:table-cell office:value-type="string" calcext:value-type="string">
            <text:p>[0.45326317]</text:p>
          </table:table-cell>
          <table:table-cell office:value-type="float" office:value="0.468577460993678" calcext:value-type="float">
            <text:p>0.468577460993678</text:p>
          </table:table-cell>
          <table:table-cell/>
        </table:table-row>
        <table:table-row table:style-name="ro1">
          <table:table-cell office:value-type="string" calcext:value-type="string">
            <text:p>[0.31615667]</text:p>
          </table:table-cell>
          <table:table-cell office:value-type="float" office:value="0.283628711808114" calcext:value-type="float">
            <text:p>0.283628711808114</text:p>
          </table:table-cell>
          <table:table-cell/>
        </table:table-row>
        <table:table-row table:style-name="ro1">
          <table:table-cell office:value-type="string" calcext:value-type="string">
            <text:p>[0.41497678]</text:p>
          </table:table-cell>
          <table:table-cell office:value-type="float" office:value="0.407971996980346" calcext:value-type="float">
            <text:p>0.407971996980346</text:p>
          </table:table-cell>
          <table:table-cell/>
        </table:table-row>
        <table:table-row table:style-name="ro1">
          <table:table-cell office:value-type="string" calcext:value-type="string">
            <text:p>[0.50321121]</text:p>
          </table:table-cell>
          <table:table-cell office:value-type="float" office:value="0.453177684882716" calcext:value-type="float">
            <text:p>0.453177684882716</text:p>
          </table:table-cell>
          <table:table-cell/>
        </table:table-row>
        <table:table-row table:style-name="ro1">
          <table:table-cell office:value-type="string" calcext:value-type="string">
            <text:p>[0.65513152]</text:p>
          </table:table-cell>
          <table:table-cell office:value-type="float" office:value="0.622587732167635" calcext:value-type="float">
            <text:p>0.622587732167635</text:p>
          </table:table-cell>
          <table:table-cell/>
        </table:table-row>
        <table:table-row table:style-name="ro1">
          <table:table-cell office:value-type="string" calcext:value-type="string">
            <text:p>[0.32879583]</text:p>
          </table:table-cell>
          <table:table-cell office:value-type="float" office:value="0.294322341378529" calcext:value-type="float">
            <text:p>0.294322341378529</text:p>
          </table:table-cell>
          <table:table-cell/>
        </table:table-row>
        <table:table-row table:style-name="ro1">
          <table:table-cell office:value-type="string" calcext:value-type="string">
            <text:p>[0.24828786]</text:p>
          </table:table-cell>
          <table:table-cell office:value-type="float" office:value="0.186442804690152" calcext:value-type="float">
            <text:p>0.186442804690152</text:p>
          </table:table-cell>
          <table:table-cell/>
        </table:table-row>
        <table:table-row table:style-name="ro1">
          <table:table-cell office:value-type="string" calcext:value-type="string">
            <text:p>[0.2805074]</text:p>
          </table:table-cell>
          <table:table-cell office:value-type="float" office:value="0.277589455215002" calcext:value-type="float">
            <text:p>0.277589455215002</text:p>
          </table:table-cell>
          <table:table-cell/>
        </table:table-row>
        <table:table-row table:style-name="ro1">
          <table:table-cell office:value-type="string" calcext:value-type="string">
            <text:p>[0.29545106]</text:p>
          </table:table-cell>
          <table:table-cell office:value-type="float" office:value="0.285835708180923" calcext:value-type="float">
            <text:p>0.285835708180923</text:p>
          </table:table-cell>
          <table:table-cell/>
        </table:table-row>
        <table:table-row table:style-name="ro1">
          <table:table-cell office:value-type="string" calcext:value-type="string">
            <text:p>[0.30323384]</text:p>
          </table:table-cell>
          <table:table-cell office:value-type="float" office:value="0.328601593979049" calcext:value-type="float">
            <text:p>0.328601593979049</text:p>
          </table:table-cell>
          <table:table-cell/>
        </table:table-row>
        <table:table-row table:style-name="ro1">
          <table:table-cell office:value-type="string" calcext:value-type="string">
            <text:p>[0.31912311]</text:p>
          </table:table-cell>
          <table:table-cell office:value-type="float" office:value="0.288350612778105" calcext:value-type="float">
            <text:p>0.288350612778105</text:p>
          </table:table-cell>
          <table:table-cell/>
        </table:table-row>
        <table:table-row table:style-name="ro1">
          <table:table-cell office:value-type="string" calcext:value-type="string">
            <text:p>[0.81609211]</text:p>
          </table:table-cell>
          <table:table-cell office:value-type="float" office:value="0.825693833894681" calcext:value-type="float">
            <text:p>0.825693833894681</text:p>
          </table:table-cell>
          <table:table-cell/>
        </table:table-row>
        <table:table-row table:style-name="ro1">
          <table:table-cell office:value-type="string" calcext:value-type="string">
            <text:p>[0.38191783]</text:p>
          </table:table-cell>
          <table:table-cell office:value-type="float" office:value="0.356816722922049" calcext:value-type="float">
            <text:p>0.356816722922049</text:p>
          </table:table-cell>
          <table:table-cell/>
        </table:table-row>
        <table:table-row table:style-name="ro1">
          <table:table-cell office:value-type="string" calcext:value-type="string">
            <text:p>[0.62100052]</text:p>
          </table:table-cell>
          <table:table-cell office:value-type="float" office:value="0.56111956752259" calcext:value-type="float">
            <text:p>0.56111956752259</text:p>
          </table:table-cell>
          <table:table-cell/>
        </table:table-row>
        <table:table-row table:style-name="ro1">
          <table:table-cell office:value-type="string" calcext:value-type="string">
            <text:p>[0.25688242]</text:p>
          </table:table-cell>
          <table:table-cell office:value-type="float" office:value="0.260426191675291" calcext:value-type="float">
            <text:p>0.260426191675291</text:p>
          </table:table-cell>
          <table:table-cell/>
        </table:table-row>
        <table:table-row table:style-name="ro1">
          <table:table-cell office:value-type="string" calcext:value-type="string">
            <text:p>[0.28396092]</text:p>
          </table:table-cell>
          <table:table-cell office:value-type="float" office:value="0.23218539321848" calcext:value-type="float">
            <text:p>0.23218539321848</text:p>
          </table:table-cell>
          <table:table-cell/>
        </table:table-row>
        <table:table-row table:style-name="ro1">
          <table:table-cell office:value-type="string" calcext:value-type="string">
            <text:p>[0.27135804]</text:p>
          </table:table-cell>
          <table:table-cell office:value-type="float" office:value="0.248913290662698" calcext:value-type="float">
            <text:p>0.248913290662698</text:p>
          </table:table-cell>
          <table:table-cell/>
        </table:table-row>
        <table:table-row table:style-name="ro1">
          <table:table-cell office:value-type="string" calcext:value-type="string">
            <text:p>[0.44600039]</text:p>
          </table:table-cell>
          <table:table-cell office:value-type="float" office:value="0.448156389390597" calcext:value-type="float">
            <text:p>0.448156389390597</text:p>
          </table:table-cell>
          <table:table-cell/>
        </table:table-row>
        <table:table-row table:style-name="ro1">
          <table:table-cell office:value-type="string" calcext:value-type="string">
            <text:p>[0.48406759]</text:p>
          </table:table-cell>
          <table:table-cell office:value-type="float" office:value="0.455923485891018" calcext:value-type="float">
            <text:p>0.455923485891018</text:p>
          </table:table-cell>
          <table:table-cell/>
        </table:table-row>
        <table:table-row table:style-name="ro1">
          <table:table-cell office:value-type="string" calcext:value-type="string">
            <text:p>[0.68559225]</text:p>
          </table:table-cell>
          <table:table-cell office:value-type="float" office:value="0.676558218183006" calcext:value-type="float">
            <text:p>0.676558218183006</text:p>
          </table:table-cell>
          <table:table-cell/>
        </table:table-row>
        <table:table-row table:style-name="ro1">
          <table:table-cell office:value-type="string" calcext:value-type="string">
            <text:p>[0.28772811]</text:p>
          </table:table-cell>
          <table:table-cell office:value-type="float" office:value="0.271960070933495" calcext:value-type="float">
            <text:p>0.271960070933495</text:p>
          </table:table-cell>
          <table:table-cell/>
        </table:table-row>
        <table:table-row table:style-name="ro1">
          <table:table-cell office:value-type="string" calcext:value-type="string">
            <text:p>[0.49496277]</text:p>
          </table:table-cell>
          <table:table-cell office:value-type="float" office:value="0.477631399555443" calcext:value-type="float">
            <text:p>0.4776313995554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8:38:50.514514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6:01:56.446894657</meta:creation-date>
    <dc:date>2021-11-22T18:55:25.607434030</dc:date>
    <meta:editing-duration>PT1H11M28S</meta:editing-duration>
    <meta:editing-cycles>3</meta:editing-cycles>
    <meta:generator>LibreOffice/6.4.7.2$Linux_X86_64 LibreOffice_project/40$Build-2</meta:generator>
    <meta:document-statistic meta:table-count="1" meta:cell-count="404" meta:object-count="0"/>
  </office:meta>
</office:document-meta>
</file>